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32.61mm"/>
    </style:style>
    <style:style style:name="co11" style:family="table-column">
      <style:table-column-properties fo:break-before="auto" style:column-width="99.36mm"/>
    </style:style>
    <style:style style:name="co12" style:family="table-column">
      <style:table-column-properties fo:break-before="auto" style:column-width="98.04mm"/>
    </style:style>
    <style:style style:name="co13" style:family="table-column">
      <style:table-column-properties fo:break-before="auto" style:column-width="104.3mm"/>
    </style:style>
    <style:style style:name="co1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30.16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64.03mm" fo:break-before="auto" style:use-optimal-row-height="true"/>
    </style:style>
    <style:style style:name="ro14" style:family="table-row">
      <style:table-row-properties style:row-height="36.25mm" fo:break-before="auto" style:use-optimal-row-height="true"/>
    </style:style>
    <style:style style:name="ro15" style:family="table-row">
      <style:table-row-properties style:row-height="7.88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top"/>
      <style:text-properties style:font-name="DejaVu Sans Mono"/>
    </style:style>
    <style:style style:name="ce44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6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48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57" style:family="table-cell" style:parent-style-name="Default">
      <style:table-cell-properties fo:wrap-option="wrap" style:vertical-align="top"/>
      <style:text-properties style:font-name="Liberation Sans"/>
    </style:style>
    <style:style style:name="ce58" style:family="table-cell" style:parent-style-name="Default" style:data-style-name="N100">
      <style:table-cell-properties fo:wrap-option="wrap" style:vertical-align="top"/>
    </style:style>
    <style:style style:name="ce60" style:family="table-cell" style:parent-style-name="Default">
      <style:table-cell-properties fo:wrap-option="wrap" style:vertical-align="top"/>
      <style:text-properties style:font-name="DejaVu Sans Mono"/>
    </style:style>
    <style:style style:name="ce61" style:family="table-cell" style:parent-style-name="Default">
      <style:table-cell-properties fo:wrap-option="wrap" style:vertical-align="top"/>
      <style:text-properties style:font-name="Ubuntu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6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1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5" style:family="table-cell" style:parent-style-name="Default">
      <style:table-cell-properties fo:wrap-option="wrap"/>
      <style:text-properties style:font-name="Liberation Sans"/>
    </style:style>
    <style:style style:name="ce47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6"/>
        <table:table-column table:style-name="co2" table:default-cell-style-name="ce30"/>
        <table:table-column table:style-name="co3" table:default-cell-style-name="ce48"/>
        <table:table-column table:style-name="co4" table:default-cell-style-name="ce57"/>
        <table:table-column table:style-name="co5" table:number-columns-repeated="1020" table:default-cell-style-name="ce57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xdg-user-dirs-update</text:p>
          </table:table-cell>
          <table:table-cell table:style-name="ce49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conf-editor</text:p>
          </table:table-cell>
          <table:table-cell table:style-name="ce49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style-name="ce49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32"/>
          <table:table-cell table:style-name="ce49"/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ontab -l</text:p>
          </table:table-cell>
          <table:table-cell table:style-name="ce49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ontab -e</text:p>
          </table:table-cell>
          <table:table-cell table:style-name="ce49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32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49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0 0 13 1 5 tâche</text:p>
          </table:table-cell>
          <table:table-cell table:style-name="ce49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*/5 9-17 * * mon,tue,wed,thu,fri wall "Où en es tu ?"</text:p>
          </table:table-cell>
          <table:table-cell table:style-name="ce49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32"/>
          <table:table-cell table:number-columns-repeated="1022"/>
        </table:table-row>
        <table:table-row table:style-name="ro5">
          <table:table-cell/>
          <table:table-cell table:style-name="ce32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30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0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0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8">
          <table:table-cell/>
          <table:table-cell table:style-name="ce32" office:value-type="string" calcext:value-type="string">
            <text:p>uniq -f2 FileName | wc -l</text:p>
          </table:table-cell>
          <table:table-cell table:style-name="ce30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ort -uk3 FileName | wc -l</text:p>
          </table:table-cell>
          <table:table-cell table:style-name="ce30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9">
          <table:table-cell/>
          <table:table-cell table:style-name="ce38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5">
          <table:table-cell/>
          <table:table-cell table:style-name="ce32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42" office:value-type="string" calcext:value-type="string">
            <text:p>nslookup site.com</text:p>
          </table:table-cell>
          <table:table-cell table:style-name="ce2" office:value-type="string" calcext:value-type="string">
            <text:p>Renvoie l'adresse IP de site.com.</text:p>
          </table:table-cell>
          <table:table-cell table:style-name="ce58" office:value-type="string" calcext:value-type="string" table:number-columns-spanned="1" table:number-rows-spanned="3">
            <text:p>Ces 3 commandes interrogent le serveur DNS.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42" office:value-type="string" calcext:value-type="string">
            <text:p>dig site.com</text:p>
          </table:table-cell>
          <table:table-cell table:style-name="ce2" office:value-type="string" calcext:value-type="string">
            <text:p>Idem.</text:p>
          </table:table-cell>
          <table:covered-table-cell table:style-name="ce2"/>
          <table:table-cell table:style-name="ce2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2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 calcext:value-type="string">
            <text:p>touch foo bar &amp;&amp; ls -l !#:2</text:p>
          </table:table-cell>
          <table:table-cell table:style-name="ce49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38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29"/>
          <table:table-cell table:style-name="ce44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0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29"/>
          <table:table-cell table:style-name="ce44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4" office:value-type="string" calcext:value-type="string">
            <text:p>Substring.</text:p>
          </table:table-cell>
          <table:table-cell table:number-columns-repeated="1021"/>
        </table:table-row>
        <table:table-row table:style-name="ro11">
          <table:table-cell table:style-name="ce29"/>
          <table:table-cell table:style-name="ce44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0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46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2">
          <table:table-cell/>
          <table:table-cell table:style-name="ce46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3">
          <table:table-cell/>
          <table:table-cell table:style-name="ce44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60"/>
        <table:table-column table:style-name="co7" table:default-cell-style-name="ce57"/>
        <table:table-column table:style-name="co8" table:default-cell-style-name="ce57"/>
        <table:table-column table:style-name="co5" table:number-columns-repeated="1021" table:default-cell-style-name="ce62"/>
        <table:table-row table:style-name="ro1">
          <table:table-cell office:value-type="string" calcext:value-type="string">
            <text:p>'.</text:p>
          </table:table-cell>
          <table:table-cell table:style-name="ce61" office:value-type="string" calcext:value-type="string">
            <text:p>Va à la dernière modification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table:style-name="ce32" office:value-type="string" calcext:value-type="string">
            <text:p>:%s/pattern//ng</text:p>
          </table:table-cell>
          <table:table-cell table:style-name="ce61" office:value-type="string" calcext:value-type="string">
            <text:p>Compte le nombre d'occurrences de 'pattern'.</text:p>
          </table:table-cell>
          <table:table-cell table:style-name="ce61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1" office:value-type="string" calcext:value-type="string">
            <text:p>Affiche toutes les occurrences de 'pattern'.</text:p>
          </table:table-cell>
          <table:table-cell table:style-name="ce49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:g/pattern/d</text:p>
          </table:table-cell>
          <table:table-cell table:style-name="ce61" office:value-type="string" calcext:value-type="string">
            <text:p>Efface toutes les lignes (g) qui contiennent ‘pattern’.</text:p>
          </table:table-cell>
          <table:table-cell table:style-name="ce49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1" office:value-type="string" calcext:value-type="string">
            <text:p>Delete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1" office:value-type="string" calcext:value-type="string">
            <text:p>Yank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1" office:value-type="string" calcext:value-type="string">
            <text:p>Quick ref.</text:p>
          </table:table-cell>
          <table:table-cell table:style-name="ce61"/>
          <table:table-cell table:number-columns-repeated="1021"/>
        </table:table-row>
        <table:table-row table:style-name="ro5">
          <table:table-cell office:value-type="string" calcext:value-type="string">
            <text:p>gv</text:p>
          </table:table-cell>
          <table:table-cell table:style-name="ce61" office:value-type="string" calcext:value-type="string">
            <text:p>Retourne en mode visuel après une commande, avec la même sélection que la dernière fois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1" office:value-type="string" calcext:value-type="string">
            <text:p>Chemin du fichier courant.</text:p>
          </table:table-cell>
          <table:table-cell table:style-name="ce61"/>
          <table:table-cell table:number-columns-repeated="1021"/>
        </table:table-row>
        <table:table-row table:style-name="ro5">
          <table:table-cell office:value-type="string" calcext:value-type="string">
            <text:p>set ft=php.txtfmt</text:p>
          </table:table-cell>
          <table:table-cell table:style-name="ce61" office:value-type="string" calcext:value-type="string">
            <text:p>Format fichier = php + txtfmt (permet d'avoir les 2 highlightings).</text:p>
          </table:table-cell>
          <table:table-cell table:style-name="ce61"/>
          <table:table-cell table:number-columns-repeated="1021"/>
        </table:table-row>
        <table:table-row table:style-name="ro1" table:number-rows-repeated="4">
          <table:table-cell/>
          <table:table-cell table:style-name="ce61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63"/>
        <table:table-column table:style-name="co10" table:default-cell-style-name="ce64"/>
        <table:table-column table:style-name="co11" table:default-cell-style-name="ce61"/>
        <table:table-column table:style-name="co5" table:number-columns-repeated="1021" table:default-cell-style-name="ce62"/>
        <table:table-row table:style-name="ro1">
          <table:table-cell office:value-type="string" calcext:value-type="string">
            <text:p>USERS</text:p>
          </table:table-cell>
          <table:table-cell table:style-name="ce32"/>
          <table:table-cell table:number-columns-repeated="1022"/>
        </table:table-row>
        <table:table-row table:style-name="ro4">
          <table:table-cell/>
          <table:table-cell table:style-name="ce32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7">Tronquer un champ à droite </text:span><text:span text:style-name="T8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32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2" table:default-cell-style-name="ce41"/>
        <table:table-column table:style-name="co13" table:default-cell-style-name="ce45"/>
        <table:table-column table:style-name="co14" table:default-cell-style-name="ce62"/>
        <table:table-column table:style-name="co5" table:number-columns-repeated="1021" table:default-cell-style-name="ce62"/>
        <table:table-row table:style-name="ro5">
          <table:table-cell table:style-name="ce64" office:value-type="string" calcext:value-type="string">
            <text:p>git show &lt;sha du commit&gt;</text:p>
          </table:table-cell>
          <table:table-cell table:style-name="ce61" office:value-type="string" calcext:value-type="string">
            <text:p>Montre les détails d'un commit.</text:p>
          </table:table-cell>
          <table:table-cell table:style-name="ce29"/>
          <table:table-cell table:style-name="ce47" office:value-type="float" office:value="100755" calcext:value-type="float">
            <text:p>100755</text:p>
          </table:table-cell>
          <table:table-cell table:style-name="ce61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git commit</text:p>
          </table:table-cell>
          <table:table-cell table:style-name="ce61" office:value-type="string" calcext:value-type="string">
            <text:p>Après avoir résolu un conflit.</text:p>
          </table:table-cell>
          <table:table-cell table:style-name="ce29"/>
          <table:table-cell table:style-name="ce47" office:value-type="float" office:value="100644" calcext:value-type="float">
            <text:p>100644</text:p>
          </table:table-cell>
          <table:table-cell table:style-name="ce61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git rm -r --cached &lt;path to folder&gt;</text:p>
          </table:table-cell>
          <table:table-cell table:style-name="ce61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ranch -vv</text:p>
          </table:table-cell>
          <table:table-cell table:style-name="ce61" office:value-type="string" calcext:value-type="string">
            <text:p>Montre les branches et les remote-trackings.</text:p>
          </table:table-cell>
          <table:table-cell table:style-name="ce29" table:number-columns-repeated="3"/>
          <table:table-cell table:number-columns-repeated="1019"/>
        </table:table-row>
        <table:table-row table:style-name="ro4">
          <table:table-cell table:style-name="ce64" office:value-type="string" calcext:value-type="string">
            <text:p>git diff -p &lt;commit_1&gt; &lt;commit_2&gt; &lt;nom_du_fichier&gt;</text:p>
          </table:table-cell>
          <table:table-cell table:style-name="ce61" office:value-type="string" calcext:value-type="string">
            <text:p>Montre les différences entre c1 et c2 sur le fichier mentionné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lame &lt;nom fichier&gt;</text:p>
          </table:table-cell>
          <table:table-cell table:style-name="ce61" office:value-type="string" calcext:value-type="string">
            <text:p>Historique d'un fichier.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lame -L 150,+11 -- file.sh</text:p>
          </table:table-cell>
          <table:table-cell table:style-name="ce61" office:value-type="string" calcext:value-type="string">
            <text:p>Blâme sur une ou plusieurs lignes de code.</text:p>
          </table:table-cell>
          <table:table-cell table:style-name="ce29" table:number-columns-repeated="3"/>
          <table:table-cell table:number-columns-repeated="1019"/>
        </table:table-row>
        <table:table-row table:style-name="ro4">
          <table:table-cell table:style-name="ce64" office:value-type="string" calcext:value-type="string">
            <text:p>git remote set-url remote_rep &lt;new_url&gt; [&lt;old_url]</text:p>
          </table:table-cell>
          <table:table-cell table:style-name="ce61" office:value-type="string" calcext:value-type="string">
            <text:p>Changer l’url du remote ‘remote_rep’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log –grep=&lt;patter&gt;</text:p>
          </table:table-cell>
          <table:table-cell table:style-name="ce61" office:value-type="string" calcext:value-type="string">
            <text:p>Chercher &lt;pattern&gt; dans les logs.</text:p>
          </table:table-cell>
          <table:table-cell table:style-name="ce29" table:number-columns-repeated="3"/>
          <table:table-cell table:number-columns-repeated="1019"/>
        </table:table-row>
        <table:table-row table:style-name="ro16">
          <table:table-cell table:style-name="ce64" office:value-type="string" calcext:value-type="string">
            <text:p>git merge --no-commit --squash branchA</text:p>
            <text:p>git reset HEAD</text:p>
          </table:table-cell>
          <table:table-cell table:style-name="ce57" office:value-type="string" calcext:value-type="string">
            <text:p>Pour merger les modifs de branchA dans la branche courante à l’état unstaged.</text:p>
          </table:table-cell>
          <table:table-cell table:style-name="ce29" table:number-columns-repeated="3"/>
          <table:table-cell table:number-columns-repeated="1019"/>
        </table:table-row>
        <table:table-row table:style-name="ro1" table:number-rows-repeated="9">
          <table:table-cell table:style-name="ce64"/>
          <table:table-cell table:style-name="ce57"/>
          <table:table-cell table:style-name="ce29" table:number-columns-repeated="3"/>
          <table:table-cell table:number-columns-repeated="1019"/>
        </table:table-row>
        <table:table-row table:style-name="ro1" table:number-rows-repeated="6">
          <table:table-cell table:style-name="ce40"/>
          <table:table-cell table:style-name="ce57"/>
          <table:table-cell table:style-name="ce29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8:57:54.11110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18:59:25.904330538</dc:date>
    <meta:editing-duration>P1DT19H17M16S</meta:editing-duration>
    <meta:editing-cycles>308</meta:editing-cycles>
    <meta:generator>LibreOffice/6.0.7.3$Linux_X86_64 LibreOffice_project/00m0$Build-3</meta:generator>
    <meta:document-statistic meta:table-count="4" meta:cell-count="426" meta:object-count="0"/>
  </office:meta>
</office:document-meta>
</file>